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rsid="0014d6ee" officeooo:paragraph-rsid="0014d6ee" style:font-size-asian="17.5pt" style:font-size-complex="20pt"/>
    </style:style>
    <style:style style:name="P3" style:family="paragraph" style:parent-style-name="Standard">
      <style:text-properties fo:font-size="20pt" style:text-underline-style="none" officeooo:rsid="0014d6ee" officeooo:paragraph-rsid="0014d6ee" style:font-size-asian="17.5pt" style:font-size-complex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PAGINA(<text:span text:style-name="T1">Titolo</text:span><text:span text:style-name="T2">, DataCreazione, Proprietario)</text:span></text:p>
      <text:p text:style-name="P2"/>
      <text:p text:style-name="P2">FRASE(Contenuto,<text:span text:style-name="T1">Orario</text:span><text:span text:style-name="T2">,</text:span><text:span text:style-name="T1">Data</text:span><text:span text:style-name="T2">,</text:span><text:span text:style-name="T3">TitoloPag</text:span><text:span text:style-name="T2">, </text:span><text:span text:style-name="T1">Posizione</text:span><text:span text:style-name="T2">)</text:span></text:p>
      <text:p text:style-name="P2"><text:span text:style-name="T2"/></text:p>
      <text:p text:style-name="P2"><text:span text:style-name="T2">FRASE.TitoloPag →PAGINA.Titolo</text:span></text:p>
      <text:p text:style-name="P2"><text:span text:style-name="T2"/></text:p>
      <text:p text:style-name="P2"><text:span text:style-name="T2">Collegamento( </text:span><text:span text:style-name="T3">OrarioOrigin</text:span><text:span text:style-name="T2">,</text:span><text:span text:style-name="T3">DataOrigin</text:span><text:span text:style-name="T2">,</text:span><text:span text:style-name="T3">TitoloPagOrigin</text:span><text:span text:style-name="T2">, </text:span><text:span text:style-name="T3">PosizioneOrigin</text:span><text:span text:style-name="T2">,</text:span><text:span text:style-name="T3"> TitoloPagDestinazione)</text:span></text:p>
      <text:p text:style-name="P3"/>
      <text:p text:style-name="P3">Collegamento.OrarioOrigin <text:s text:c="2"/>→ <text:tab/>FRASE.Orario</text:p>
      <text:p text:style-name="P3">Collegamento.DataOrigin <text:s text:c="5"/>→ <text:s text:c="4"/>FRASE.Data</text:p>
      <text:p text:style-name="P3">Collegamento.TitoloPagOrigin → <text:tab/>FRASE.TitoloPag</text:p>
      <text:p text:style-name="P3">Collegamento.PosizioneOrigin → <text:s text:c="2"/>FRASE.Posizione</text:p>
      <text:p text:style-name="P3">Collegamento.TitoloPagDestinazione → PAGINA.Titolo</text:p>
      <text:p text:style-name="P3"/>
      <text:p text:style-name="P2"><text:span text:style-name="T2">AUTORE(</text:span><text:span text:style-name="T1">Username</text:span><text:span text:style-name="T2"> , Password)</text:span></text:p>
      <text:p text:style-name="P2"><text:span text:style-name="T2"/></text:p>
      <text:p text:style-name="P2"><text:span text:style-name="T2">Creare(</text:span><text:span text:style-name="T3">UsernameProprietario</text:span><text:span text:style-name="T2">,</text:span><text:span text:style-name="T3">TitoloPaginaPosseduta)</text:span></text:p>
      <text:p text:style-name="P3"/>
      <text:p text:style-name="P3">Creare.UsernameProprietario → AUTORE.Username</text:p>
      <text:p text:style-name="P3">Creare.TitoloPaginaPosseduta → PAGINA.Titolo</text:p>
      <text:p text:style-name="P2"><text:span text:style-name="T2"/></text:p>
      <text:p text:style-name="P2"><text:span text:style-name="T2">Proposta(</text:span><text:span text:style-name="T3">UsernameCommittente, DataCommit, OrarioCommit, TitoloPagCommit,PosizioneCommit</text:span><text:span text:style-name="T2">, is_master)</text:span></text:p>
      <text:p text:style-name="P2"><text:span text:style-name="T2"/></text:p>
      <text:p text:style-name="P2"><text:span text:style-name="T2">Proposta.UsernameCommittente → AUTORE.Username</text:span></text:p>
      <text:p text:style-name="P2"><text:span text:style-name="T2">Proposta.DataCommit → FRASE.Data</text:span></text:p>
      <text:p text:style-name="P2"><text:span text:style-name="T2">Proposta.OrarioCommit → FRASE.Orario</text:span></text:p>
      <text:p text:style-name="P2"><text:soft-page-break/><text:span text:style-name="T2">Proposta.PosizioneCommit → FRASE.Posizione</text:span></text:p>
      <text:p text:style-name="P2"><text:span text:style-name="T2">Proposta.TitoloPagCommit → FRASE.TitoloPagCommit</text:span></text:p>
      <text:p text:style-name="P2"><text:span text:style-name="T2"/></text:p>
      <text:p text:style-name="P2"><text:span text:style-name="T2"/></text:p>
      <text:p text:style-name="P2"><text:span text:style-name="T2">UTENTE(i</text:span><text:span text:style-name="T1">dUtente)</text:span></text:p>
      <text:p text:style-name="P2"><text:span text:style-name="T1"/></text:p>
      <text:p text:style-name="P3">Visita(<text:span text:style-name="T3">idUtenteinVisita</text:span>,<text:span text:style-name="T3">TitoloPaginaVisitata</text:span>, dataVisita)</text:p>
      <text:p text:style-name="P3"/>
      <text:p text:style-name="P3">Visita.idUtenteinVisita → UTENTE.idUtente</text:p>
      <text:p text:style-name="P3">Visita.TitoloPaginaVisitata → PAGINA.Titolo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17:05:31.481000000</meta:creation-date>
    <dc:date>2023-11-24T20:31:29.671000000</dc:date>
    <meta:editing-duration>PT3H25M59S</meta:editing-duration>
    <meta:editing-cycles>1</meta:editing-cycles>
    <meta:document-statistic meta:table-count="0" meta:image-count="0" meta:object-count="0" meta:page-count="2" meta:paragraph-count="23" meta:word-count="65" meta:character-count="1075" meta:non-whitespace-character-count="1018"/>
    <meta:generator>LibreOffice/7.6.2.1$Windows_X86_64 LibreOffice_project/56f7684011345957bbf33a7ee678afaf4d2ba333</meta:generator>
  </office:meta>
</office:document-meta>
</file>